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8.523cm" draw:visible-area-height="13.677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22.013cm" svg:height="16.254cm" svg:x="-0.513cm" svg:y="0.746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4:52:14.96</dc:date>
    <meta:editing-duration>PT8S</meta:editing-duration>
    <meta:editing-cycles>1</meta:editing-cycles>
    <meta:document-statistic meta:object-count="1"/>
    <meta:generator>OpenOffice.org/3.3$Win32 OpenOffice.org_project/330m20$Build-9567</meta:generator>
  </office:meta>
</office:document-meta>
</file>